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65.14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0.09pt"/>
    </style:style>
    <style:style style:name="co6" style:family="table-column">
      <style:table-column-properties fo:break-before="auto" style:column-width="71.21pt"/>
    </style:style>
    <style:style style:name="co7" style:family="table-column">
      <style:table-column-properties fo:break-before="auto" style:column-width="91.9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63.64pt"/>
    </style:style>
    <style:style style:name="co11" style:family="table-column">
      <style:table-column-properties fo:break-before="auto" style:column-width="61.09pt"/>
    </style:style>
    <style:style style:name="ro1" style:family="table-row">
      <style:table-row-properties style:row-height="43.51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61">
      <style:table-cell-properties style:rotation-align="none"/>
    </style:style>
    <style:style style:name="ce10" style:family="table-cell" style:parent-style-name="Default" style:data-style-name="N126">
      <style:table-cell-properties style:rotation-align="none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6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total DNA mas (pg)</text:p>
          </table:table-cell>
          <table:table-cell table:style-name="ce1" office:value-type="string" calcext:value-type="string">
            <text:p>endoing</text:p>
          </table:table-cell>
          <table:table-cell table:style-name="ce1" office:value-type="string" calcext:value-type="string">
            <text:p>data (Bytes)</text:p>
          </table:table-cell>
          <table:table-cell table:style-name="ce1" office:value-type="string" calcext:value-type="string">
            <text:p>oligos</text:p>
          </table:table-cell>
          <table:table-cell table:style-name="ce1" office:value-type="string" calcext:value-type="string">
            <office:annotation draw:style-name="gr1" draw:text-style-name="P2" svg:width="104.37pt" svg:height="89.6pt" svg:x="305.69pt" svg:y="-13.18pt" draw:caption-point-x="-7.8pt" draw:caption-point-y="13.46pt">
              <dc:date>2019-11-06T00:00:00</dc:date>
              <text:p text:style-name="P1">Leon Anavy:</text:p>
              <text:p text:style-name="P1"><text:span text:style-name="T1">calculated as the total DNA mass multiplied by the fraction of the oligos in the designed that belong to this encoding</text:span></text:p>
            </office:annotation>
            <text:p>estimated net mass (pg)</text:p>
          </table:table-cell>
          <table:table-cell table:style-name="ce1" office:value-type="string" calcext:value-type="string">
            <office:annotation draw:style-name="gr1" draw:text-style-name="P2" svg:width="104.17pt" svg:height="68.63pt" svg:x="365.81pt" svg:y="-2.69pt" draw:caption-point-x="-7.8pt" draw:caption-point-y="2.98pt">
              <dc:date>2019-11-06T00:00:00</dc:date>
              <text:p text:style-name="P1">Leon Anavy:</text:p>
              <text:p text:style-name="P1"><text:span text:style-name="T1">calculated as the estimated ne mass divided by the mass of a single 194nt ss</text:span></text:p>
              <text:p text:style-name="P1"><text:span text:style-name="T1">dna molecule </text:span></text:p>
            </office:annotation>
            <text:p>total molecules</text:p>
          </table:table-cell>
          <table:table-cell table:style-name="ce1" office:value-type="string" calcext:value-type="string">
            <text:p>molecules per oligo</text:p>
          </table:table-cell>
          <table:table-cell table:style-name="ce1" office:value-type="string" calcext:value-type="string">
            <text:p>physical density including primers (bits/gram) </text:p>
          </table:table-cell>
          <table:table-cell table:style-name="ce1" office:value-type="string" calcext:value-type="string">
            <text:p>physical density PB/gram</text:p>
          </table:table-cell>
          <table:table-cell table:style-name="ce1" table:number-columns-repeated="1015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Erlich6</text:p>
          </table:table-cell>
          <table:table-cell table:style-name="ce2" office:value-type="float" office:value="2116608" calcext:value-type="float">
            <text:p><text:s/>2,116,608 </text:p>
          </table:table-cell>
          <table:table-cell table:style-name="ce2" office:value-type="float" office:value="58000" calcext:value-type="float">
            <text:p><text:s/>58,000 </text:p>
          </table:table-cell>
          <table:table-cell table:style-name="ce3" table:formula="of:=2*[.D2]/1600000*[.A2]" office:value-type="float" office:value="725" calcext:value-type="float">
            <text:p><text:s/>725.000 </text:p>
          </table:table-cell>
          <table:table-cell table:style-name="ce4" table:formula="of:=([.E2]/1000000000000)/(1.0688*1E-019)" office:value-type="float" office:value="6783308383.23353" calcext:value-type="float">
            <text:p>6.78E+09</text:p>
          </table:table-cell>
          <table:table-cell table:style-name="ce2" table:formula="of:=[.F2]/[.D2]" office:value-type="float" office:value="116953.592814371" calcext:value-type="float">
            <text:p><text:s/>116,954 </text:p>
          </table:table-cell>
          <table:table-cell table:style-name="ce4" table:formula="of:=[.C2]/[.E2]*1000000000000" office:value-type="float" office:value="2.91945931034483E+015" calcext:value-type="float">
            <text:p>2.92E+15</text:p>
          </table:table-cell>
          <table:table-cell table:style-name="ce5" table:formula="of:=[.H2]/1000000000000000" office:value-type="float" office:value="2.91945931034483" calcext:value-type="float">
            <text:p>2.92</text:p>
          </table:table-cell>
          <table:table-cell table:style-name="ce2"/>
          <table:table-cell table:number-columns-repeated="2"/>
          <table:table-cell table:style-name="ce6"/>
          <table:table-cell table:style-name="ce2"/>
          <table:table-cell table:style-name="ce7"/>
          <table:table-cell table:style-name="ce8"/>
          <table:table-cell/>
          <table:table-cell table:style-name="ce9"/>
          <table:table-cell table:number-columns-repeated="100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Bible4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217000" calcext:value-type="float">
            <text:p><text:s/>217,000 </text:p>
          </table:table-cell>
          <table:table-cell table:style-name="ce3" table:formula="of:=[.D3]/1600000*[.A3]" office:value-type="float" office:value="1356.25" calcext:value-type="float">
            <text:p><text:s/>1,356.250 </text:p>
          </table:table-cell>
          <table:table-cell table:style-name="ce4" table:formula="of:=([.E3]/1000000000000)/(1.0688*1E-019)" office:value-type="float" office:value="12689464820.3593" calcext:value-type="float">
            <text:p>1.27E+10</text:p>
          </table:table-cell>
          <table:table-cell table:style-name="ce2" table:formula="of:=[.F3]/[.D3]" office:value-type="float" office:value="58476.7964071856" calcext:value-type="float">
            <text:p><text:s/>58,477 </text:p>
          </table:table-cell>
          <table:table-cell table:style-name="ce4" table:formula="of:=[.C3]/[.E3]*1000000000000" office:value-type="float" office:value="4734418433179723" calcext:value-type="float">
            <text:p>4.73E+15</text:p>
          </table:table-cell>
          <table:table-cell table:style-name="ce5" table:formula="of:=[.H3]/1000000000000000" office:value-type="float" office:value="4.73441843317972" calcext:value-type="float">
            <text:p>4.73</text:p>
          </table:table-cell>
          <table:table-cell table:style-name="ce2"/>
          <table:table-cell table:number-columns-repeated="2"/>
          <table:table-cell table:style-name="ce6"/>
          <table:table-cell table:style-name="ce2"/>
          <table:table-cell table:style-name="ce7"/>
          <table:table-cell table:style-name="ce8"/>
          <table:table-cell/>
          <table:table-cell table:style-name="ce10"/>
          <table:table-cell table:number-columns-repeated="100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Bible5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93000" calcext:value-type="float">
            <text:p><text:s/>193,000 </text:p>
          </table:table-cell>
          <table:table-cell table:style-name="ce3" table:formula="of:=[.D4]/1600000*[.A4]" office:value-type="float" office:value="1206.25" calcext:value-type="float">
            <text:p><text:s/>1,206.250 </text:p>
          </table:table-cell>
          <table:table-cell table:style-name="ce4" table:formula="of:=([.E4]/1000000000000)/(1.0688*1E-019)" office:value-type="float" office:value="11286021706.5868" calcext:value-type="float">
            <text:p>1.13E+10</text:p>
          </table:table-cell>
          <table:table-cell table:style-name="ce2" table:formula="of:=[.F4]/[.D4]" office:value-type="float" office:value="58476.7964071856" calcext:value-type="float">
            <text:p><text:s/>58,477 </text:p>
          </table:table-cell>
          <table:table-cell table:style-name="ce4" table:formula="of:=[.C4]/[.E4]*1000000000000" office:value-type="float" office:value="5323154404145078" calcext:value-type="float">
            <text:p>5.32E+15</text:p>
          </table:table-cell>
          <table:table-cell table:style-name="ce5" table:formula="of:=[.H4]/1000000000000000" office:value-type="float" office:value="5.32315440414508" calcext:value-type="float">
            <text:p>5.32</text:p>
          </table:table-cell>
          <table:table-cell table:style-name="ce2"/>
          <table:table-cell table:number-columns-repeated="2"/>
          <table:table-cell table:style-name="ce6"/>
          <table:table-cell table:style-name="ce2"/>
          <table:table-cell table:style-name="ce7"/>
          <table:table-cell table:style-name="ce8"/>
          <table:table-cell/>
          <table:table-cell table:style-name="ce10"/>
          <table:table-cell table:number-columns-repeated="100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Bible6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74000" calcext:value-type="float">
            <text:p><text:s/>174,000 </text:p>
          </table:table-cell>
          <table:table-cell table:style-name="ce3" table:formula="of:=[.D5]/1600000*[.A5]" office:value-type="float" office:value="1087.5" calcext:value-type="float">
            <text:p><text:s/>1,087.500 </text:p>
          </table:table-cell>
          <table:table-cell table:style-name="ce4" table:formula="of:=([.E5]/1000000000000)/(1.0688*1E-019)" office:value-type="float" office:value="10174962574.8503" calcext:value-type="float">
            <text:p>1.02E+10</text:p>
          </table:table-cell>
          <table:table-cell table:style-name="ce2" table:formula="of:=[.F5]/[.D5]" office:value-type="float" office:value="58476.7964071856" calcext:value-type="float">
            <text:p><text:s/>58,477 </text:p>
          </table:table-cell>
          <table:table-cell table:style-name="ce4" table:formula="of:=[.C5]/[.E5]*1000000000000" office:value-type="float" office:value="5904418390804598" calcext:value-type="float">
            <text:p>5.90E+15</text:p>
          </table:table-cell>
          <table:table-cell table:style-name="ce5" table:formula="of:=[.H5]/1000000000000000" office:value-type="float" office:value="5.9044183908046" calcext:value-type="float">
            <text:p>5.90</text:p>
          </table:table-cell>
          <table:table-cell table:style-name="ce2"/>
          <table:table-cell table:number-columns-repeated="2"/>
          <table:table-cell table:style-name="ce6"/>
          <table:table-cell/>
          <table:table-cell table:style-name="ce7"/>
          <table:table-cell table:style-name="ce8"/>
          <table:table-cell/>
          <table:table-cell table:style-name="ce10"/>
          <table:table-cell table:number-columns-repeated="100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Erlich6</text:p>
          </table:table-cell>
          <table:table-cell table:style-name="ce2" office:value-type="float" office:value="2116608" calcext:value-type="float">
            <text:p><text:s/>2,116,608 </text:p>
          </table:table-cell>
          <table:table-cell table:style-name="ce2" office:value-type="float" office:value="58000" calcext:value-type="float">
            <text:p><text:s/>58,000 </text:p>
          </table:table-cell>
          <table:table-cell table:style-name="ce3" table:formula="of:=2*[.D6]/1600000*[.A6]" office:value-type="float" office:value="72.5" calcext:value-type="float">
            <text:p><text:s/>72.500 </text:p>
          </table:table-cell>
          <table:table-cell table:style-name="ce4" table:formula="of:=([.E6]/1000000000000)/(1.0688*1E-019)" office:value-type="float" office:value="678330838.323353" calcext:value-type="float">
            <text:p>6.78E+08</text:p>
          </table:table-cell>
          <table:table-cell table:style-name="ce2" table:formula="of:=[.F6]/[.D6]" office:value-type="float" office:value="11695.3592814371" calcext:value-type="float">
            <text:p><text:s/>11,695 </text:p>
          </table:table-cell>
          <table:table-cell table:style-name="ce4" table:formula="of:=[.C6]/[.E6]*1000000000000" office:value-type="float" office:value="2.91945931034483E+016" calcext:value-type="float">
            <text:p>2.92E+16</text:p>
          </table:table-cell>
          <table:table-cell table:style-name="ce5" table:formula="of:=[.H6]/1000000000000000" office:value-type="float" office:value="29.1945931034483" calcext:value-type="float">
            <text:p>29.19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Bible4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217000" calcext:value-type="float">
            <text:p><text:s/>217,000 </text:p>
          </table:table-cell>
          <table:table-cell table:style-name="ce3" table:formula="of:=[.D7]/1600000*[.A7]" office:value-type="float" office:value="135.625" calcext:value-type="float">
            <text:p><text:s/>135.625 </text:p>
          </table:table-cell>
          <table:table-cell table:style-name="ce4" table:formula="of:=([.E7]/1000000000000)/(1.0688*1E-019)" office:value-type="float" office:value="1268946482.03593" calcext:value-type="float">
            <text:p>1.27E+09</text:p>
          </table:table-cell>
          <table:table-cell table:style-name="ce2" table:formula="of:=[.F7]/[.D7]" office:value-type="float" office:value="5847.67964071856" calcext:value-type="float">
            <text:p><text:s/>5,848 </text:p>
          </table:table-cell>
          <table:table-cell table:style-name="ce4" table:formula="of:=[.C7]/[.E7]*1000000000000" office:value-type="float" office:value="4.73441843317972E+016" calcext:value-type="float">
            <text:p>4.73E+16</text:p>
          </table:table-cell>
          <table:table-cell table:style-name="ce5" table:formula="of:=[.H7]/1000000000000000" office:value-type="float" office:value="47.3441843317972" calcext:value-type="float">
            <text:p>47.34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Bible5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93000" calcext:value-type="float">
            <text:p><text:s/>193,000 </text:p>
          </table:table-cell>
          <table:table-cell table:style-name="ce3" table:formula="of:=[.D8]/1600000*[.A8]" office:value-type="float" office:value="120.625" calcext:value-type="float">
            <text:p><text:s/>120.625 </text:p>
          </table:table-cell>
          <table:table-cell table:style-name="ce4" table:formula="of:=([.E8]/1000000000000)/(1.0688*1E-019)" office:value-type="float" office:value="1128602170.65868" calcext:value-type="float">
            <text:p>1.13E+09</text:p>
          </table:table-cell>
          <table:table-cell table:style-name="ce2" table:formula="of:=[.F8]/[.D8]" office:value-type="float" office:value="5847.67964071856" calcext:value-type="float">
            <text:p><text:s/>5,848 </text:p>
          </table:table-cell>
          <table:table-cell table:style-name="ce4" table:formula="of:=[.C8]/[.E8]*1000000000000" office:value-type="float" office:value="5.32315440414508E+016" calcext:value-type="float">
            <text:p>5.32E+16</text:p>
          </table:table-cell>
          <table:table-cell table:style-name="ce5" table:formula="of:=[.H8]/1000000000000000" office:value-type="float" office:value="53.2315440414508" calcext:value-type="float">
            <text:p>53.23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Bible6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74000" calcext:value-type="float">
            <text:p><text:s/>174,000 </text:p>
          </table:table-cell>
          <table:table-cell table:style-name="ce3" table:formula="of:=[.D9]/1600000*[.A9]" office:value-type="float" office:value="108.75" calcext:value-type="float">
            <text:p><text:s/>108.750 </text:p>
          </table:table-cell>
          <table:table-cell table:style-name="ce4" table:formula="of:=([.E9]/1000000000000)/(1.0688*1E-019)" office:value-type="float" office:value="1017496257.48503" calcext:value-type="float">
            <text:p>1.02E+09</text:p>
          </table:table-cell>
          <table:table-cell table:style-name="ce2" table:formula="of:=[.F9]/[.D9]" office:value-type="float" office:value="5847.67964071856" calcext:value-type="float">
            <text:p><text:s/>5,848 </text:p>
          </table:table-cell>
          <table:table-cell table:style-name="ce4" table:formula="of:=[.C9]/[.E9]*1000000000000" office:value-type="float" office:value="5.9044183908046E+016" calcext:value-type="float">
            <text:p>5.90E+16</text:p>
          </table:table-cell>
          <table:table-cell table:style-name="ce5" table:formula="of:=[.H9]/1000000000000000" office:value-type="float" office:value="59.044183908046" calcext:value-type="float">
            <text:p>59.04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rlich6</text:p>
          </table:table-cell>
          <table:table-cell table:style-name="ce2" office:value-type="float" office:value="2116608" calcext:value-type="float">
            <text:p><text:s/>2,116,608 </text:p>
          </table:table-cell>
          <table:table-cell table:style-name="ce2" office:value-type="float" office:value="58000" calcext:value-type="float">
            <text:p><text:s/>58,000 </text:p>
          </table:table-cell>
          <table:table-cell table:style-name="ce3" table:formula="of:=2*[.D10]/1600000*[.A10]" office:value-type="float" office:value="7.25" calcext:value-type="float">
            <text:p><text:s/>7.250 </text:p>
          </table:table-cell>
          <table:table-cell table:style-name="ce4" table:formula="of:=([.E10]/1000000000000)/(1.0688*1E-019)" office:value-type="float" office:value="67833083.8323353" calcext:value-type="float">
            <text:p>6.78E+07</text:p>
          </table:table-cell>
          <table:table-cell table:style-name="ce2" table:formula="of:=[.F10]/[.D10]" office:value-type="float" office:value="1169.53592814371" calcext:value-type="float">
            <text:p><text:s/>1,170 </text:p>
          </table:table-cell>
          <table:table-cell table:style-name="ce4" table:formula="of:=[.C10]/[.E10]*1000000000000" office:value-type="float" office:value="2.91945931034483E+017" calcext:value-type="float">
            <text:p>2.92E+17</text:p>
          </table:table-cell>
          <table:table-cell table:style-name="ce5" table:formula="of:=[.H10]/1000000000000000" office:value-type="float" office:value="291.945931034483" calcext:value-type="float">
            <text:p>291.95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ible4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217000" calcext:value-type="float">
            <text:p><text:s/>217,000 </text:p>
          </table:table-cell>
          <table:table-cell table:style-name="ce3" table:formula="of:=[.D11]/1600000*[.A11]" office:value-type="float" office:value="13.5625" calcext:value-type="float">
            <text:p><text:s/>13.563 </text:p>
          </table:table-cell>
          <table:table-cell table:style-name="ce4" table:formula="of:=([.E11]/1000000000000)/(1.0688*1E-019)" office:value-type="float" office:value="126894648.203593" calcext:value-type="float">
            <text:p>1.27E+08</text:p>
          </table:table-cell>
          <table:table-cell table:style-name="ce2" table:formula="of:=[.F11]/[.D11]" office:value-type="float" office:value="584.767964071856" calcext:value-type="float">
            <text:p><text:s/>585 </text:p>
          </table:table-cell>
          <table:table-cell table:style-name="ce4" table:formula="of:=[.C11]/[.E11]*1000000000000" office:value-type="float" office:value="4.73441843317972E+017" calcext:value-type="float">
            <text:p>4.73E+17</text:p>
          </table:table-cell>
          <table:table-cell table:style-name="ce5" table:formula="of:=[.H11]/1000000000000000" office:value-type="float" office:value="473.441843317972" calcext:value-type="float">
            <text:p>473.44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ible5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93000" calcext:value-type="float">
            <text:p><text:s/>193,000 </text:p>
          </table:table-cell>
          <table:table-cell table:style-name="ce3" table:formula="of:=[.D12]/1600000*[.A12]" office:value-type="float" office:value="12.0625" calcext:value-type="float">
            <text:p><text:s/>12.063 </text:p>
          </table:table-cell>
          <table:table-cell table:style-name="ce4" table:formula="of:=([.E12]/1000000000000)/(1.0688*1E-019)" office:value-type="float" office:value="112860217.065868" calcext:value-type="float">
            <text:p>1.13E+08</text:p>
          </table:table-cell>
          <table:table-cell table:style-name="ce2" table:formula="of:=[.F12]/[.D12]" office:value-type="float" office:value="584.767964071856" calcext:value-type="float">
            <text:p><text:s/>585 </text:p>
          </table:table-cell>
          <table:table-cell table:style-name="ce4" table:formula="of:=[.C12]/[.E12]*1000000000000" office:value-type="float" office:value="5.32315440414508E+017" calcext:value-type="float">
            <text:p>5.32E+17</text:p>
          </table:table-cell>
          <table:table-cell table:style-name="ce5" table:formula="of:=[.H12]/1000000000000000" office:value-type="float" office:value="532.315440414508" calcext:value-type="float">
            <text:p>532.32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ible6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74000" calcext:value-type="float">
            <text:p><text:s/>174,000 </text:p>
          </table:table-cell>
          <table:table-cell table:style-name="ce3" table:formula="of:=[.D13]/1600000*[.A13]" office:value-type="float" office:value="10.875" calcext:value-type="float">
            <text:p><text:s/>10.875 </text:p>
          </table:table-cell>
          <table:table-cell table:style-name="ce4" table:formula="of:=([.E13]/1000000000000)/(1.0688*1E-019)" office:value-type="float" office:value="101749625.748503" calcext:value-type="float">
            <text:p>1.02E+08</text:p>
          </table:table-cell>
          <table:table-cell table:style-name="ce2" table:formula="of:=[.F13]/[.D13]" office:value-type="float" office:value="584.767964071856" calcext:value-type="float">
            <text:p><text:s/>585 </text:p>
          </table:table-cell>
          <table:table-cell table:style-name="ce4" table:formula="of:=[.C13]/[.E13]*1000000000000" office:value-type="float" office:value="5.9044183908046E+017" calcext:value-type="float">
            <text:p>5.90E+17</text:p>
          </table:table-cell>
          <table:table-cell table:style-name="ce5" table:formula="of:=[.H13]/1000000000000000" office:value-type="float" office:value="590.44183908046" calcext:value-type="float">
            <text:p>590.44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rlich6</text:p>
          </table:table-cell>
          <table:table-cell table:style-name="ce2" office:value-type="float" office:value="2116608" calcext:value-type="float">
            <text:p><text:s/>2,116,608 </text:p>
          </table:table-cell>
          <table:table-cell table:style-name="ce2" office:value-type="float" office:value="58000" calcext:value-type="float">
            <text:p><text:s/>58,000 </text:p>
          </table:table-cell>
          <table:table-cell table:style-name="ce3" table:formula="of:=2*[.D14]/1600000*[.A14]" office:value-type="float" office:value="0.725" calcext:value-type="float">
            <text:p><text:s/>0.725 </text:p>
          </table:table-cell>
          <table:table-cell table:style-name="ce4" table:formula="of:=([.E14]/1000000000000)/(1.0688*1E-019)" office:value-type="float" office:value="6783308.38323353" calcext:value-type="float">
            <text:p>6.78E+06</text:p>
          </table:table-cell>
          <table:table-cell table:style-name="ce2" table:formula="of:=[.F14]/[.D14]" office:value-type="float" office:value="116.953592814371" calcext:value-type="float">
            <text:p><text:s/>117 </text:p>
          </table:table-cell>
          <table:table-cell table:style-name="ce4" table:formula="of:=[.C14]/[.E14]*1000000000000" office:value-type="float" office:value="2.91945931034483E+018" calcext:value-type="float">
            <text:p>2.92E+18</text:p>
          </table:table-cell>
          <table:table-cell table:style-name="ce5" table:formula="of:=[.H14]/1000000000000000" office:value-type="float" office:value="2919.45931034483" calcext:value-type="float">
            <text:p>2919.46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ible4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217000" calcext:value-type="float">
            <text:p><text:s/>217,000 </text:p>
          </table:table-cell>
          <table:table-cell table:style-name="ce3" table:formula="of:=[.D15]/1600000*[.A15]" office:value-type="float" office:value="1.35625" calcext:value-type="float">
            <text:p><text:s/>1.356 </text:p>
          </table:table-cell>
          <table:table-cell table:style-name="ce4" table:formula="of:=([.E15]/1000000000000)/(1.0688*1E-019)" office:value-type="float" office:value="12689464.8203593" calcext:value-type="float">
            <text:p>1.27E+07</text:p>
          </table:table-cell>
          <table:table-cell table:style-name="ce2" table:formula="of:=[.F15]/[.D15]" office:value-type="float" office:value="58.4767964071856" calcext:value-type="float">
            <text:p><text:s/>58 </text:p>
          </table:table-cell>
          <table:table-cell table:style-name="ce4" table:formula="of:=[.C15]/[.E15]*1000000000000" office:value-type="float" office:value="4.73441843317972E+018" calcext:value-type="float">
            <text:p>4.73E+18</text:p>
          </table:table-cell>
          <table:table-cell table:style-name="ce5" table:formula="of:=[.H15]/1000000000000000" office:value-type="float" office:value="4734.41843317972" calcext:value-type="float">
            <text:p>4734.42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ible5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93000" calcext:value-type="float">
            <text:p><text:s/>193,000 </text:p>
          </table:table-cell>
          <table:table-cell table:style-name="ce3" table:formula="of:=[.D16]/1600000*[.A16]" office:value-type="float" office:value="1.20625" calcext:value-type="float">
            <text:p><text:s/>1.206 </text:p>
          </table:table-cell>
          <table:table-cell table:style-name="ce4" table:formula="of:=([.E16]/1000000000000)/(1.0688*1E-019)" office:value-type="float" office:value="11286021.7065868" calcext:value-type="float">
            <text:p>1.13E+07</text:p>
          </table:table-cell>
          <table:table-cell table:style-name="ce2" table:formula="of:=[.F16]/[.D16]" office:value-type="float" office:value="58.4767964071856" calcext:value-type="float">
            <text:p><text:s/>58 </text:p>
          </table:table-cell>
          <table:table-cell table:style-name="ce4" table:formula="of:=[.C16]/[.E16]*1000000000000" office:value-type="float" office:value="5.32315440414508E+018" calcext:value-type="float">
            <text:p>5.32E+18</text:p>
          </table:table-cell>
          <table:table-cell table:style-name="ce5" table:formula="of:=[.H16]/1000000000000000" office:value-type="float" office:value="5323.15440414508" calcext:value-type="float">
            <text:p>5323.15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ible6</text:p>
          </table:table-cell>
          <table:table-cell table:style-name="ce2" office:value-type="float" office:value="6421055" calcext:value-type="float">
            <text:p><text:s/>6,421,055 </text:p>
          </table:table-cell>
          <table:table-cell table:style-name="ce2" office:value-type="float" office:value="174000" calcext:value-type="float">
            <text:p><text:s/>174,000 </text:p>
          </table:table-cell>
          <table:table-cell table:style-name="ce3" table:formula="of:=[.D17]/1600000*[.A17]" office:value-type="float" office:value="1.0875" calcext:value-type="float">
            <text:p><text:s/>1.088 </text:p>
          </table:table-cell>
          <table:table-cell table:style-name="ce4" table:formula="of:=([.E17]/1000000000000)/(1.0688*1E-019)" office:value-type="float" office:value="10174962.5748503" calcext:value-type="float">
            <text:p>1.02E+07</text:p>
          </table:table-cell>
          <table:table-cell table:style-name="ce2" table:formula="of:=[.F17]/[.D17]" office:value-type="float" office:value="58.4767964071856" calcext:value-type="float">
            <text:p><text:s/>58 </text:p>
          </table:table-cell>
          <table:table-cell table:style-name="ce4" table:formula="of:=[.C17]/[.E17]*1000000000000" office:value-type="float" office:value="5.9044183908046E+018" calcext:value-type="float">
            <text:p>5.90E+18</text:p>
          </table:table-cell>
          <table:table-cell table:style-name="ce5" table:formula="of:=[.H17]/1000000000000000" office:value-type="float" office:value="5904.4183908046" calcext:value-type="float">
            <text:p>5904.42</text:p>
          </table:table-cell>
          <table:table-cell table:style-name="ce2"/>
          <table:table-cell/>
          <table:table-cell table:style-name="ce2"/>
          <table:table-cell table:style-name="ce6"/>
          <table:table-cell table:style-name="ce2"/>
          <table:table-cell table:style-name="ce7"/>
          <table:table-cell table:style-name="ce8"/>
          <table:table-cell table:number-columns-repeated="100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percentage-style style:name="N127">
      <number:number number:decimal-places="1" loext:min-decimal-places="1" number:min-integer-digits="1"/>
      <number:text>%</number:text>
    </number:percentage-style>
    <number:number-style style:name="N128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3" loext:min-decimal-places="3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1"/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Anavy</meta:initial-creator>
    <dc:creator>Leon Anavy</dc:creator>
    <meta:creation-date>2018-12-26T11:34:57</meta:creation-date>
    <dc:date>2019-03-23T12:48:09</dc:date>
    <meta:generator>LibreOffice/5.2.7.2$Linux_X86_64 LibreOffice_project/20m0$Build-2</meta:generator>
    <meta:document-statistic meta:table-count="1" meta:cell-count="1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